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/>
    </style:style>
    <style:style style:name="ce6" style:family="table-cell" style:parent-style-name="Default" style:data-style-name="N4"/>
    <style:style style:name="ce9" style:family="table-cell" style:parent-style-name="Default">
      <style:table-cell-properties fo:background-color="#ffb66c"/>
    </style:style>
    <style:style style:name="ce10" style:family="table-cell" style:parent-style-name="Default" style:data-style-name="N125"/>
    <style:style style:name="ce11" style:family="table-cell" style:parent-style-name="Default" style:data-style-name="N127"/>
    <style:style style:name="ce12" style:family="table-cell" style:parent-style-name="Default" style:data-style-name="N127">
      <style:table-cell-properties fo:background-color="#729fcf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4" office:value-type="string" calcext:value-type="string">
            <text:p>Угловая скорость вращения</text:p>
          </table:table-cell>
          <table:table-cell table:style-name="Default" table:number-columns-repeated="2"/>
          <table:table-cell table:style-name="ce4" office:value-type="string" calcext:value-type="string">
            <text:p>Диаметр шкива</text:p>
          </table:table-cell>
          <table:table-cell table:style-name="Default" table:number-columns-repeated="2"/>
          <table:table-cell table:style-name="ce4" office:value-type="string" calcext:value-type="string">
            <text:p>Линейная скорость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𝜔, об/min</text:p>
          </table:table-cell>
          <table:table-cell table:style-name="ce1" office:value-type="string" calcext:value-type="string">
            <text:p><text:span text:style-name="T1">𝜔</text:span>, rad/sec</text:p>
          </table:table-cell>
          <table:table-cell table:style-name="ce1" office:value-type="string" calcext:value-type="string">
            <text:p>f, 1/sec</text:p>
          </table:table-cell>
          <table:table-cell table:style-name="ce1" office:value-type="string" calcext:value-type="string">
            <text:p>D, mm</text:p>
          </table:table-cell>
          <table:table-cell table:style-name="ce1" office:value-type="string" calcext:value-type="string">
            <text:p>R, m</text:p>
          </table:table-cell>
          <table:table-cell table:style-name="ce1" office:value-type="string" calcext:value-type="string">
            <text:p>V, m/sec</text:p>
          </table:table-cell>
          <table:table-cell table:style-name="ce1" office:value-type="string" calcext:value-type="string">
            <text:p>V, m/min</text:p>
          </table:table-cell>
          <table:table-cell table:style-name="ce1" office:value-type="string" calcext:value-type="string">
            <text:p>V, km/h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4] / 60" office:value-type="float" office:value="10.471975511966" calcext:value-type="float">
            <text:p>10.47</text:p>
          </table:table-cell>
          <table:table-cell table:formula="of:=[.C4]/(2 * PI())" office:value-type="float" office:value="1.66666666666667" calcext:value-type="float">
            <text:p>1.67</text:p>
          </table:table-cell>
          <table:table-cell office:value-type="float" office:value="30" calcext:value-type="float">
            <text:p>30</text:p>
          </table:table-cell>
          <table:table-cell table:formula="of:=[.E4] / (2 * 1000)" office:value-type="float" office:value="0.015" calcext:value-type="float">
            <text:p>0.015</text:p>
          </table:table-cell>
          <table:table-cell table:formula="of:= 2 * PI() * [.F4] * [.D4]" office:value-type="float" office:value="0.15707963267949" calcext:value-type="float">
            <text:p>0.15708</text:p>
          </table:table-cell>
          <table:table-cell table:formula="of:=[.G4] * 60" office:value-type="float" office:value="9.4247779607694" calcext:value-type="float">
            <text:p>9.42478</text:p>
          </table:table-cell>
          <table:table-cell table:formula="of:=[.H4] * 60 / 1000" office:value-type="float" office:value="0.565486677646164" calcext:value-type="float">
            <text:p>0.565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5] / 60" office:value-type="float" office:value="10.471975511966" calcext:value-type="float">
            <text:p>10.47</text:p>
          </table:table-cell>
          <table:table-cell table:formula="of:=[.C5]/(2 * PI())" office:value-type="float" office:value="1.66666666666667" calcext:value-type="float">
            <text:p>1.67</text:p>
          </table:table-cell>
          <table:table-cell office:value-type="float" office:value="40" calcext:value-type="float">
            <text:p>40</text:p>
          </table:table-cell>
          <table:table-cell table:formula="of:=[.E5] / (2 * 1000)" office:value-type="float" office:value="0.02" calcext:value-type="float">
            <text:p>0.020</text:p>
          </table:table-cell>
          <table:table-cell table:formula="of:= 2 * PI() * [.F5] * [.D5]" office:value-type="float" office:value="0.20943951023932" calcext:value-type="float">
            <text:p>0.20944</text:p>
          </table:table-cell>
          <table:table-cell table:formula="of:=[.G5] * 60" office:value-type="float" office:value="12.5663706143592" calcext:value-type="float">
            <text:p>12.56637</text:p>
          </table:table-cell>
          <table:table-cell table:formula="of:=[.H5] * 60 / 1000" office:value-type="float" office:value="0.753982236861552" calcext:value-type="float">
            <text:p>0.7539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6] / 60" office:value-type="float" office:value="10.471975511966" calcext:value-type="float">
            <text:p>10.47</text:p>
          </table:table-cell>
          <table:table-cell table:formula="of:=[.C6]/(2 * PI())" office:value-type="float" office:value="1.66666666666667" calcext:value-type="float">
            <text:p>1.67</text:p>
          </table:table-cell>
          <table:table-cell office:value-type="float" office:value="50" calcext:value-type="float">
            <text:p>50</text:p>
          </table:table-cell>
          <table:table-cell table:formula="of:=[.E6] / (2 * 1000)" office:value-type="float" office:value="0.025" calcext:value-type="float">
            <text:p>0.025</text:p>
          </table:table-cell>
          <table:table-cell table:formula="of:= 2 * PI() * [.F6] * [.D6]" office:value-type="float" office:value="0.26179938779915" calcext:value-type="float">
            <text:p>0.26180</text:p>
          </table:table-cell>
          <table:table-cell table:formula="of:=[.G6] * 60" office:value-type="float" office:value="15.707963267949" calcext:value-type="float">
            <text:p>15.70796</text:p>
          </table:table-cell>
          <table:table-cell table:formula="of:=[.H6] * 60 / 1000" office:value-type="float" office:value="0.94247779607694" calcext:value-type="float">
            <text:p>0.942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7] / 60" office:value-type="float" office:value="10.471975511966" calcext:value-type="float">
            <text:p>10.47</text:p>
          </table:table-cell>
          <table:table-cell table:formula="of:=[.C7]/(2 * PI())" office:value-type="float" office:value="1.66666666666667" calcext:value-type="float">
            <text:p>1.67</text:p>
          </table:table-cell>
          <table:table-cell office:value-type="float" office:value="60" calcext:value-type="float">
            <text:p>60</text:p>
          </table:table-cell>
          <table:table-cell table:formula="of:=[.E7] / (2 * 1000)" office:value-type="float" office:value="0.03" calcext:value-type="float">
            <text:p>0.030</text:p>
          </table:table-cell>
          <table:table-cell table:formula="of:= 2 * PI() * [.F7] * [.D7]" office:value-type="float" office:value="0.31415926535898" calcext:value-type="float">
            <text:p>0.31416</text:p>
          </table:table-cell>
          <table:table-cell table:formula="of:=[.G7] * 60" office:value-type="float" office:value="18.8495559215388" calcext:value-type="float">
            <text:p>18.84956</text:p>
          </table:table-cell>
          <table:table-cell table:formula="of:=[.H7] * 60 / 1000" office:value-type="float" office:value="1.13097335529233" calcext:value-type="float">
            <text:p>1.1309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8] / 60" office:value-type="float" office:value="10.471975511966" calcext:value-type="float">
            <text:p>10.47</text:p>
          </table:table-cell>
          <table:table-cell table:formula="of:=[.C8]/(2 * PI())" office:value-type="float" office:value="1.66666666666667" calcext:value-type="float">
            <text:p>1.67</text:p>
          </table:table-cell>
          <table:table-cell office:value-type="float" office:value="70" calcext:value-type="float">
            <text:p>70</text:p>
          </table:table-cell>
          <table:table-cell table:formula="of:=[.E8] / (2 * 1000)" office:value-type="float" office:value="0.035" calcext:value-type="float">
            <text:p>0.035</text:p>
          </table:table-cell>
          <table:table-cell table:formula="of:= 2 * PI() * [.F8] * [.D8]" office:value-type="float" office:value="0.36651914291881" calcext:value-type="float">
            <text:p>0.36652</text:p>
          </table:table-cell>
          <table:table-cell table:formula="of:=[.G8] * 60" office:value-type="float" office:value="21.9911485751286" calcext:value-type="float">
            <text:p>21.99115</text:p>
          </table:table-cell>
          <table:table-cell table:formula="of:=[.H8] * 60 / 1000" office:value-type="float" office:value="1.31946891450772" calcext:value-type="float">
            <text:p>1.3194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9] / 60" office:value-type="float" office:value="10.471975511966" calcext:value-type="float">
            <text:p>10.47</text:p>
          </table:table-cell>
          <table:table-cell table:formula="of:=[.C9]/(2 * PI())" office:value-type="float" office:value="1.66666666666667" calcext:value-type="float">
            <text:p>1.67</text:p>
          </table:table-cell>
          <table:table-cell office:value-type="float" office:value="80" calcext:value-type="float">
            <text:p>80</text:p>
          </table:table-cell>
          <table:table-cell table:formula="of:=[.E9] / (2 * 1000)" office:value-type="float" office:value="0.04" calcext:value-type="float">
            <text:p>0.040</text:p>
          </table:table-cell>
          <table:table-cell table:formula="of:= 2 * PI() * [.F9] * [.D9]" office:value-type="float" office:value="0.41887902047864" calcext:value-type="float">
            <text:p>0.41888</text:p>
          </table:table-cell>
          <table:table-cell table:formula="of:=[.G9] * 60" office:value-type="float" office:value="25.1327412287184" calcext:value-type="float">
            <text:p>25.13274</text:p>
          </table:table-cell>
          <table:table-cell table:formula="of:=[.H9] * 60 / 1000" office:value-type="float" office:value="1.5079644737231" calcext:value-type="float">
            <text:p>1.5079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0] / 60" office:value-type="float" office:value="10.471975511966" calcext:value-type="float">
            <text:p>10.47</text:p>
          </table:table-cell>
          <table:table-cell table:formula="of:=[.C10]/(2 * PI())" office:value-type="float" office:value="1.66666666666667" calcext:value-type="float">
            <text:p>1.67</text:p>
          </table:table-cell>
          <table:table-cell office:value-type="float" office:value="90" calcext:value-type="float">
            <text:p>90</text:p>
          </table:table-cell>
          <table:table-cell table:formula="of:=[.E10] / (2 * 1000)" office:value-type="float" office:value="0.045" calcext:value-type="float">
            <text:p>0.045</text:p>
          </table:table-cell>
          <table:table-cell table:formula="of:= 2 * PI() * [.F10] * [.D10]" office:value-type="float" office:value="0.47123889803847" calcext:value-type="float">
            <text:p>0.47124</text:p>
          </table:table-cell>
          <table:table-cell table:formula="of:=[.G10] * 60" office:value-type="float" office:value="28.2743338823082" calcext:value-type="float">
            <text:p>28.27433</text:p>
          </table:table-cell>
          <table:table-cell table:formula="of:=[.H10] * 60 / 1000" office:value-type="float" office:value="1.69646003293849" calcext:value-type="float">
            <text:p>1.6964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1] / 60" office:value-type="float" office:value="10.471975511966" calcext:value-type="float">
            <text:p>10.47</text:p>
          </table:table-cell>
          <table:table-cell table:formula="of:=[.C11]/(2 * PI())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table:formula="of:=[.E11] / (2 * 1000)" office:value-type="float" office:value="0.05" calcext:value-type="float">
            <text:p>0.050</text:p>
          </table:table-cell>
          <table:table-cell table:formula="of:= 2 * PI() * [.F11] * [.D11]" office:value-type="float" office:value="0.5235987755983" calcext:value-type="float">
            <text:p>0.52360</text:p>
          </table:table-cell>
          <table:table-cell table:formula="of:=[.G11] * 60" office:value-type="float" office:value="31.415926535898" calcext:value-type="float">
            <text:p>31.41593</text:p>
          </table:table-cell>
          <table:table-cell table:formula="of:=[.H11] * 60 / 1000" office:value-type="float" office:value="1.88495559215388" calcext:value-type="float">
            <text:p>1.8849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2] / 60" office:value-type="float" office:value="10.471975511966" calcext:value-type="float">
            <text:p>10.47</text:p>
          </table:table-cell>
          <table:table-cell table:formula="of:=[.C12]/(2 * PI())" office:value-type="float" office:value="1.66666666666667" calcext:value-type="float">
            <text:p>1.67</text:p>
          </table:table-cell>
          <table:table-cell office:value-type="float" office:value="110" calcext:value-type="float">
            <text:p>110</text:p>
          </table:table-cell>
          <table:table-cell table:formula="of:=[.E12] / (2 * 1000)" office:value-type="float" office:value="0.055" calcext:value-type="float">
            <text:p>0.055</text:p>
          </table:table-cell>
          <table:table-cell table:formula="of:= 2 * PI() * [.F12] * [.D12]" office:value-type="float" office:value="0.57595865315813" calcext:value-type="float">
            <text:p>0.57596</text:p>
          </table:table-cell>
          <table:table-cell table:formula="of:=[.G12] * 60" office:value-type="float" office:value="34.5575191894878" calcext:value-type="float">
            <text:p>34.55752</text:p>
          </table:table-cell>
          <table:table-cell table:formula="of:=[.H12] * 60 / 1000" office:value-type="float" office:value="2.07345115136927" calcext:value-type="float">
            <text:p>2.073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3] / 60" office:value-type="float" office:value="10.471975511966" calcext:value-type="float">
            <text:p>10.47</text:p>
          </table:table-cell>
          <table:table-cell table:formula="of:=[.C13]/(2 * PI())" office:value-type="float" office:value="1.66666666666667" calcext:value-type="float">
            <text:p>1.67</text:p>
          </table:table-cell>
          <table:table-cell office:value-type="float" office:value="120" calcext:value-type="float">
            <text:p>120</text:p>
          </table:table-cell>
          <table:table-cell table:formula="of:=[.E13] / (2 * 1000)" office:value-type="float" office:value="0.06" calcext:value-type="float">
            <text:p>0.060</text:p>
          </table:table-cell>
          <table:table-cell table:formula="of:= 2 * PI() * [.F13] * [.D13]" office:value-type="float" office:value="0.62831853071796" calcext:value-type="float">
            <text:p>0.62832</text:p>
          </table:table-cell>
          <table:table-cell table:formula="of:=[.G13] * 60" office:value-type="float" office:value="37.6991118430776" calcext:value-type="float">
            <text:p>37.69911</text:p>
          </table:table-cell>
          <table:table-cell table:formula="of:=[.H13] * 60 / 1000" office:value-type="float" office:value="2.26194671058466" calcext:value-type="float">
            <text:p>2.2619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4] / 60" office:value-type="float" office:value="10.471975511966" calcext:value-type="float">
            <text:p>10.47</text:p>
          </table:table-cell>
          <table:table-cell table:formula="of:=[.C14]/(2 * PI())" office:value-type="float" office:value="1.66666666666667" calcext:value-type="float">
            <text:p>1.67</text:p>
          </table:table-cell>
          <table:table-cell office:value-type="float" office:value="130" calcext:value-type="float">
            <text:p>130</text:p>
          </table:table-cell>
          <table:table-cell table:formula="of:=[.E14] / (2 * 1000)" office:value-type="float" office:value="0.065" calcext:value-type="float">
            <text:p>0.065</text:p>
          </table:table-cell>
          <table:table-cell table:formula="of:= 2 * PI() * [.F14] * [.D14]" office:value-type="float" office:value="0.68067840827779" calcext:value-type="float">
            <text:p>0.68068</text:p>
          </table:table-cell>
          <table:table-cell table:formula="of:=[.G14] * 60" office:value-type="float" office:value="40.8407044966674" calcext:value-type="float">
            <text:p>40.84070</text:p>
          </table:table-cell>
          <table:table-cell table:formula="of:=[.H14] * 60 / 1000" office:value-type="float" office:value="2.45044226980004" calcext:value-type="float">
            <text:p>2.4504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5] / 60" office:value-type="float" office:value="10.471975511966" calcext:value-type="float">
            <text:p>10.47</text:p>
          </table:table-cell>
          <table:table-cell table:formula="of:=[.C15]/(2 * PI())" office:value-type="float" office:value="1.66666666666667" calcext:value-type="float">
            <text:p>1.67</text:p>
          </table:table-cell>
          <table:table-cell office:value-type="float" office:value="140" calcext:value-type="float">
            <text:p>140</text:p>
          </table:table-cell>
          <table:table-cell table:formula="of:=[.E15] / (2 * 1000)" office:value-type="float" office:value="0.07" calcext:value-type="float">
            <text:p>0.070</text:p>
          </table:table-cell>
          <table:table-cell table:formula="of:= 2 * PI() * [.F15] * [.D15]" office:value-type="float" office:value="0.73303828583762" calcext:value-type="float">
            <text:p>0.73304</text:p>
          </table:table-cell>
          <table:table-cell table:formula="of:=[.G15] * 60" office:value-type="float" office:value="43.9822971502572" calcext:value-type="float">
            <text:p>43.98230</text:p>
          </table:table-cell>
          <table:table-cell table:formula="of:=[.H15] * 60 / 1000" office:value-type="float" office:value="2.63893782901543" calcext:value-type="float">
            <text:p>2.6389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6] / 60" office:value-type="float" office:value="10.471975511966" calcext:value-type="float">
            <text:p>10.47</text:p>
          </table:table-cell>
          <table:table-cell table:formula="of:=[.C16]/(2 * PI())" office:value-type="float" office:value="1.66666666666667" calcext:value-type="float">
            <text:p>1.67</text:p>
          </table:table-cell>
          <table:table-cell office:value-type="float" office:value="150" calcext:value-type="float">
            <text:p>150</text:p>
          </table:table-cell>
          <table:table-cell table:formula="of:=[.E16] / (2 * 1000)" office:value-type="float" office:value="0.075" calcext:value-type="float">
            <text:p>0.075</text:p>
          </table:table-cell>
          <table:table-cell table:formula="of:= 2 * PI() * [.F16] * [.D16]" office:value-type="float" office:value="0.78539816339745" calcext:value-type="float">
            <text:p>0.78540</text:p>
          </table:table-cell>
          <table:table-cell table:formula="of:=[.G16] * 60" office:value-type="float" office:value="47.123889803847" calcext:value-type="float">
            <text:p>47.12389</text:p>
          </table:table-cell>
          <table:table-cell table:formula="of:=[.H16] * 60 / 1000" office:value-type="float" office:value="2.82743338823082" calcext:value-type="float">
            <text:p>2.827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7] / 60" office:value-type="float" office:value="10.471975511966" calcext:value-type="float">
            <text:p>10.47</text:p>
          </table:table-cell>
          <table:table-cell table:formula="of:=[.C17]/(2 * PI())" office:value-type="float" office:value="1.66666666666667" calcext:value-type="float">
            <text:p>1.67</text:p>
          </table:table-cell>
          <table:table-cell office:value-type="float" office:value="160" calcext:value-type="float">
            <text:p>160</text:p>
          </table:table-cell>
          <table:table-cell table:formula="of:=[.E17] / (2 * 1000)" office:value-type="float" office:value="0.08" calcext:value-type="float">
            <text:p>0.080</text:p>
          </table:table-cell>
          <table:table-cell table:formula="of:= 2 * PI() * [.F17] * [.D17]" office:value-type="float" office:value="0.83775804095728" calcext:value-type="float">
            <text:p>0.83776</text:p>
          </table:table-cell>
          <table:table-cell table:formula="of:=[.G17] * 60" office:value-type="float" office:value="50.2654824574368" calcext:value-type="float">
            <text:p>50.26548</text:p>
          </table:table-cell>
          <table:table-cell table:formula="of:=[.H17] * 60 / 1000" office:value-type="float" office:value="3.01592894744621" calcext:value-type="float">
            <text:p>3.015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8] / 60" office:value-type="float" office:value="10.471975511966" calcext:value-type="float">
            <text:p>10.47</text:p>
          </table:table-cell>
          <table:table-cell table:formula="of:=[.C18]/(2 * PI())" office:value-type="float" office:value="1.66666666666667" calcext:value-type="float">
            <text:p>1.67</text:p>
          </table:table-cell>
          <table:table-cell office:value-type="float" office:value="170" calcext:value-type="float">
            <text:p>170</text:p>
          </table:table-cell>
          <table:table-cell table:formula="of:=[.E18] / (2 * 1000)" office:value-type="float" office:value="0.085" calcext:value-type="float">
            <text:p>0.085</text:p>
          </table:table-cell>
          <table:table-cell table:formula="of:= 2 * PI() * [.F18] * [.D18]" office:value-type="float" office:value="0.89011791851711" calcext:value-type="float">
            <text:p>0.89012</text:p>
          </table:table-cell>
          <table:table-cell table:formula="of:=[.G18] * 60" office:value-type="float" office:value="53.4070751110266" calcext:value-type="float">
            <text:p>53.40708</text:p>
          </table:table-cell>
          <table:table-cell table:formula="of:=[.H18] * 60 / 1000" office:value-type="float" office:value="3.2044245066616" calcext:value-type="float">
            <text:p>3.2044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9] / 60" office:value-type="float" office:value="10.471975511966" calcext:value-type="float">
            <text:p>10.47</text:p>
          </table:table-cell>
          <table:table-cell table:formula="of:=[.C19]/(2 * PI())" office:value-type="float" office:value="1.66666666666667" calcext:value-type="float">
            <text:p>1.67</text:p>
          </table:table-cell>
          <table:table-cell office:value-type="float" office:value="180" calcext:value-type="float">
            <text:p>180</text:p>
          </table:table-cell>
          <table:table-cell table:formula="of:=[.E19] / (2 * 1000)" office:value-type="float" office:value="0.09" calcext:value-type="float">
            <text:p>0.090</text:p>
          </table:table-cell>
          <table:table-cell table:formula="of:= 2 * PI() * [.F19] * [.D19]" office:value-type="float" office:value="0.94247779607694" calcext:value-type="float">
            <text:p>0.94248</text:p>
          </table:table-cell>
          <table:table-cell table:formula="of:=[.G19] * 60" office:value-type="float" office:value="56.5486677646164" calcext:value-type="float">
            <text:p>56.54867</text:p>
          </table:table-cell>
          <table:table-cell table:formula="of:=[.H19] * 60 / 1000" office:value-type="float" office:value="3.39292006587698" calcext:value-type="float">
            <text:p>3.3929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20] / 60" office:value-type="float" office:value="10.471975511966" calcext:value-type="float">
            <text:p>10.47</text:p>
          </table:table-cell>
          <table:table-cell table:formula="of:=[.C20]/(2 * PI())" office:value-type="float" office:value="1.66666666666667" calcext:value-type="float">
            <text:p>1.67</text:p>
          </table:table-cell>
          <table:table-cell office:value-type="float" office:value="190" calcext:value-type="float">
            <text:p>190</text:p>
          </table:table-cell>
          <table:table-cell table:formula="of:=[.E20] / (2 * 1000)" office:value-type="float" office:value="0.095" calcext:value-type="float">
            <text:p>0.095</text:p>
          </table:table-cell>
          <table:table-cell table:formula="of:= 2 * PI() * [.F20] * [.D20]" office:value-type="float" office:value="0.99483767363677" calcext:value-type="float">
            <text:p>0.99484</text:p>
          </table:table-cell>
          <table:table-cell table:formula="of:=[.G20] * 60" office:value-type="float" office:value="59.6902604182062" calcext:value-type="float">
            <text:p>59.69026</text:p>
          </table:table-cell>
          <table:table-cell table:formula="of:=[.H20] * 60 / 1000" office:value-type="float" office:value="3.58141562509237" calcext:value-type="float">
            <text:p>3.5814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21] / 60" office:value-type="float" office:value="10.471975511966" calcext:value-type="float">
            <text:p>10.47</text:p>
          </table:table-cell>
          <table:table-cell table:formula="of:=[.C21]/(2 * PI())" office:value-type="float" office:value="1.66666666666667" calcext:value-type="float">
            <text:p>1.67</text:p>
          </table:table-cell>
          <table:table-cell office:value-type="float" office:value="200" calcext:value-type="float">
            <text:p>200</text:p>
          </table:table-cell>
          <table:table-cell table:formula="of:=[.E21] / (2 * 1000)" office:value-type="float" office:value="0.1" calcext:value-type="float">
            <text:p>0.100</text:p>
          </table:table-cell>
          <table:table-cell table:formula="of:= 2 * PI() * [.F21] * [.D21]" office:value-type="float" office:value="1.0471975511966" calcext:value-type="float">
            <text:p>1.04720</text:p>
          </table:table-cell>
          <table:table-cell table:formula="of:=[.G21] * 60" office:value-type="float" office:value="62.831853071796" calcext:value-type="float">
            <text:p>62.83185</text:p>
          </table:table-cell>
          <table:table-cell table:formula="of:=[.H21] * 60 / 1000" office:value-type="float" office:value="3.76991118430776" calcext:value-type="float">
            <text:p>3.76991</text:p>
          </table:table-cell>
        </table:table-row>
        <table:table-row table:style-name="ro1">
          <table:table-cell/>
          <table:table-cell table:style-name="ce1" office:value-type="string" calcext:value-type="string">
            <text:p>𝜔, об/min</text:p>
          </table:table-cell>
          <table:table-cell table:style-name="ce1" office:value-type="string" calcext:value-type="string">
            <text:p><text:span text:style-name="T1">𝜔</text:span>, rad/sec</text:p>
          </table:table-cell>
          <table:table-cell table:style-name="ce1" office:value-type="string" calcext:value-type="string">
            <text:p>f, 1/sec</text:p>
          </table:table-cell>
          <table:table-cell table:style-name="ce1" office:value-type="string" calcext:value-type="string">
            <text:p>D, mm</text:p>
          </table:table-cell>
          <table:table-cell table:style-name="ce1" office:value-type="string" calcext:value-type="string">
            <text:p>R, m</text:p>
          </table:table-cell>
          <table:table-cell table:style-name="ce1" office:value-type="string" calcext:value-type="string">
            <text:p>V, m/sec</text:p>
          </table:table-cell>
          <table:table-cell table:style-name="ce1" office:value-type="string" calcext:value-type="string">
            <text:p>V, m/min</text:p>
          </table:table-cell>
          <table:table-cell table:style-name="ce1" office:value-type="string" calcext:value-type="string">
            <text:p>V, km/h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3] / 60" office:value-type="float" office:value="15.707963267949" calcext:value-type="float">
            <text:p>15.71</text:p>
          </table:table-cell>
          <table:table-cell table:formula="of:=[.C23]/(2 * PI())" office:value-type="float" office:value="2.5" calcext:value-type="float">
            <text:p>2.50</text:p>
          </table:table-cell>
          <table:table-cell office:value-type="float" office:value="30" calcext:value-type="float">
            <text:p>30</text:p>
          </table:table-cell>
          <table:table-cell table:formula="of:=[.E23] / (2 * 1000)" office:value-type="float" office:value="0.015" calcext:value-type="float">
            <text:p>0.015</text:p>
          </table:table-cell>
          <table:table-cell table:formula="of:= 2 * PI() * [.F23] * [.D23]" office:value-type="float" office:value="0.235619449019234" calcext:value-type="float">
            <text:p>0.23562</text:p>
          </table:table-cell>
          <table:table-cell table:formula="of:=[.G23] * 60" office:value-type="float" office:value="14.1371669411541" calcext:value-type="float">
            <text:p>14.13717</text:p>
          </table:table-cell>
          <table:table-cell table:formula="of:=[.H23] * 60 / 1000" office:value-type="float" office:value="0.848230016469244" calcext:value-type="float">
            <text:p>0.8482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4] / 60" office:value-type="float" office:value="15.707963267949" calcext:value-type="float">
            <text:p>15.71</text:p>
          </table:table-cell>
          <table:table-cell table:formula="of:=[.C24]/(2 * PI())" office:value-type="float" office:value="2.5" calcext:value-type="float">
            <text:p>2.50</text:p>
          </table:table-cell>
          <table:table-cell office:value-type="float" office:value="40" calcext:value-type="float">
            <text:p>40</text:p>
          </table:table-cell>
          <table:table-cell table:formula="of:=[.E24] / (2 * 1000)" office:value-type="float" office:value="0.02" calcext:value-type="float">
            <text:p>0.020</text:p>
          </table:table-cell>
          <table:table-cell table:formula="of:= 2 * PI() * [.F24] * [.D24]" office:value-type="float" office:value="0.314159265358979" calcext:value-type="float">
            <text:p>0.31416</text:p>
          </table:table-cell>
          <table:table-cell table:formula="of:=[.G24] * 60" office:value-type="float" office:value="18.8495559215388" calcext:value-type="float">
            <text:p>18.84956</text:p>
          </table:table-cell>
          <table:table-cell table:formula="of:=[.H24] * 60 / 1000" office:value-type="float" office:value="1.13097335529233" calcext:value-type="float">
            <text:p>1.130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5] / 60" office:value-type="float" office:value="15.707963267949" calcext:value-type="float">
            <text:p>15.71</text:p>
          </table:table-cell>
          <table:table-cell table:formula="of:=[.C25]/(2 * PI())" office:value-type="float" office:value="2.5" calcext:value-type="float">
            <text:p>2.50</text:p>
          </table:table-cell>
          <table:table-cell office:value-type="float" office:value="50" calcext:value-type="float">
            <text:p>50</text:p>
          </table:table-cell>
          <table:table-cell table:formula="of:=[.E25] / (2 * 1000)" office:value-type="float" office:value="0.025" calcext:value-type="float">
            <text:p>0.025</text:p>
          </table:table-cell>
          <table:table-cell table:formula="of:= 2 * PI() * [.F25] * [.D25]" office:value-type="float" office:value="0.392699081698724" calcext:value-type="float">
            <text:p>0.39270</text:p>
          </table:table-cell>
          <table:table-cell table:formula="of:=[.G25] * 60" office:value-type="float" office:value="23.5619449019234" calcext:value-type="float">
            <text:p>23.56194</text:p>
          </table:table-cell>
          <table:table-cell table:formula="of:=[.H25] * 60 / 1000" office:value-type="float" office:value="1.41371669411541" calcext:value-type="float">
            <text:p>1.4137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6] / 60" office:value-type="float" office:value="15.707963267949" calcext:value-type="float">
            <text:p>15.71</text:p>
          </table:table-cell>
          <table:table-cell table:formula="of:=[.C26]/(2 * PI())" office:value-type="float" office:value="2.5" calcext:value-type="float">
            <text:p>2.50</text:p>
          </table:table-cell>
          <table:table-cell office:value-type="float" office:value="60" calcext:value-type="float">
            <text:p>60</text:p>
          </table:table-cell>
          <table:table-cell table:formula="of:=[.E26] / (2 * 1000)" office:value-type="float" office:value="0.03" calcext:value-type="float">
            <text:p>0.030</text:p>
          </table:table-cell>
          <table:table-cell table:formula="of:= 2 * PI() * [.F26] * [.D26]" office:value-type="float" office:value="0.471238898038469" calcext:value-type="float">
            <text:p>0.47124</text:p>
          </table:table-cell>
          <table:table-cell table:formula="of:=[.G26] * 60" office:value-type="float" office:value="28.2743338823081" calcext:value-type="float">
            <text:p>28.27433</text:p>
          </table:table-cell>
          <table:table-cell table:formula="of:=[.H26] * 60 / 1000" office:value-type="float" office:value="1.69646003293849" calcext:value-type="float">
            <text:p>1.6964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7] / 60" office:value-type="float" office:value="15.707963267949" calcext:value-type="float">
            <text:p>15.71</text:p>
          </table:table-cell>
          <table:table-cell table:formula="of:=[.C27]/(2 * PI())" office:value-type="float" office:value="2.5" calcext:value-type="float">
            <text:p>2.50</text:p>
          </table:table-cell>
          <table:table-cell office:value-type="float" office:value="70" calcext:value-type="float">
            <text:p>70</text:p>
          </table:table-cell>
          <table:table-cell table:formula="of:=[.E27] / (2 * 1000)" office:value-type="float" office:value="0.035" calcext:value-type="float">
            <text:p>0.035</text:p>
          </table:table-cell>
          <table:table-cell table:formula="of:= 2 * PI() * [.F27] * [.D27]" office:value-type="float" office:value="0.549778714378214" calcext:value-type="float">
            <text:p>0.54978</text:p>
          </table:table-cell>
          <table:table-cell table:formula="of:=[.G27] * 60" office:value-type="float" office:value="32.9867228626928" calcext:value-type="float">
            <text:p>32.98672</text:p>
          </table:table-cell>
          <table:table-cell table:formula="of:=[.H27] * 60 / 1000" office:value-type="float" office:value="1.97920337176157" calcext:value-type="float">
            <text:p>1.9792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8] / 60" office:value-type="float" office:value="15.707963267949" calcext:value-type="float">
            <text:p>15.71</text:p>
          </table:table-cell>
          <table:table-cell table:formula="of:=[.C28]/(2 * PI())" office:value-type="float" office:value="2.5" calcext:value-type="float">
            <text:p>2.50</text:p>
          </table:table-cell>
          <table:table-cell office:value-type="float" office:value="80" calcext:value-type="float">
            <text:p>80</text:p>
          </table:table-cell>
          <table:table-cell table:formula="of:=[.E28] / (2 * 1000)" office:value-type="float" office:value="0.04" calcext:value-type="float">
            <text:p>0.040</text:p>
          </table:table-cell>
          <table:table-cell table:formula="of:= 2 * PI() * [.F28] * [.D28]" office:value-type="float" office:value="0.628318530717959" calcext:value-type="float">
            <text:p>0.62832</text:p>
          </table:table-cell>
          <table:table-cell table:formula="of:=[.G28] * 60" office:value-type="float" office:value="37.6991118430775" calcext:value-type="float">
            <text:p>37.69911</text:p>
          </table:table-cell>
          <table:table-cell table:formula="of:=[.H28] * 60 / 1000" office:value-type="float" office:value="2.26194671058465" calcext:value-type="float">
            <text:p>2.2619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9] / 60" office:value-type="float" office:value="15.707963267949" calcext:value-type="float">
            <text:p>15.71</text:p>
          </table:table-cell>
          <table:table-cell table:formula="of:=[.C29]/(2 * PI())" office:value-type="float" office:value="2.5" calcext:value-type="float">
            <text:p>2.50</text:p>
          </table:table-cell>
          <table:table-cell office:value-type="float" office:value="90" calcext:value-type="float">
            <text:p>90</text:p>
          </table:table-cell>
          <table:table-cell table:formula="of:=[.E29] / (2 * 1000)" office:value-type="float" office:value="0.045" calcext:value-type="float">
            <text:p>0.045</text:p>
          </table:table-cell>
          <table:table-cell table:formula="of:= 2 * PI() * [.F29] * [.D29]" office:value-type="float" office:value="0.706858347057704" calcext:value-type="float">
            <text:p>0.70686</text:p>
          </table:table-cell>
          <table:table-cell table:formula="of:=[.G29] * 60" office:value-type="float" office:value="42.4115008234622" calcext:value-type="float">
            <text:p>42.41150</text:p>
          </table:table-cell>
          <table:table-cell table:formula="of:=[.H29] * 60 / 1000" office:value-type="float" office:value="2.54469004940773" calcext:value-type="float">
            <text:p>2.5446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0] / 60" office:value-type="float" office:value="15.707963267949" calcext:value-type="float">
            <text:p>15.71</text:p>
          </table:table-cell>
          <table:table-cell table:formula="of:=[.C30]/(2 * PI())"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table:formula="of:=[.E30] / (2 * 1000)" office:value-type="float" office:value="0.05" calcext:value-type="float">
            <text:p>0.050</text:p>
          </table:table-cell>
          <table:table-cell table:formula="of:= 2 * PI() * [.F30] * [.D30]" office:value-type="float" office:value="0.785398163397448" calcext:value-type="float">
            <text:p>0.78540</text:p>
          </table:table-cell>
          <table:table-cell table:formula="of:=[.G30] * 60" office:value-type="float" office:value="47.1238898038469" calcext:value-type="float">
            <text:p>47.12389</text:p>
          </table:table-cell>
          <table:table-cell table:formula="of:=[.H30] * 60 / 1000" office:value-type="float" office:value="2.82743338823081" calcext:value-type="float">
            <text:p>2.827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1] / 60" office:value-type="float" office:value="15.707963267949" calcext:value-type="float">
            <text:p>15.71</text:p>
          </table:table-cell>
          <table:table-cell table:formula="of:=[.C31]/(2 * PI())" office:value-type="float" office:value="2.5" calcext:value-type="float">
            <text:p>2.50</text:p>
          </table:table-cell>
          <table:table-cell office:value-type="float" office:value="110" calcext:value-type="float">
            <text:p>110</text:p>
          </table:table-cell>
          <table:table-cell table:formula="of:=[.E31] / (2 * 1000)" office:value-type="float" office:value="0.055" calcext:value-type="float">
            <text:p>0.055</text:p>
          </table:table-cell>
          <table:table-cell table:formula="of:= 2 * PI() * [.F31] * [.D31]" office:value-type="float" office:value="0.863937979737193" calcext:value-type="float">
            <text:p>0.86394</text:p>
          </table:table-cell>
          <table:table-cell table:formula="of:=[.G31] * 60" office:value-type="float" office:value="51.8362787842316" calcext:value-type="float">
            <text:p>51.83628</text:p>
          </table:table-cell>
          <table:table-cell table:formula="of:=[.H31] * 60 / 1000" office:value-type="float" office:value="3.1101767270539" calcext:value-type="float">
            <text:p>3.1101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2] / 60" office:value-type="float" office:value="15.707963267949" calcext:value-type="float">
            <text:p>15.71</text:p>
          </table:table-cell>
          <table:table-cell table:formula="of:=[.C32]/(2 * PI())" office:value-type="float" office:value="2.5" calcext:value-type="float">
            <text:p>2.50</text:p>
          </table:table-cell>
          <table:table-cell office:value-type="float" office:value="120" calcext:value-type="float">
            <text:p>120</text:p>
          </table:table-cell>
          <table:table-cell table:formula="of:=[.E32] / (2 * 1000)" office:value-type="float" office:value="0.06" calcext:value-type="float">
            <text:p>0.060</text:p>
          </table:table-cell>
          <table:table-cell table:formula="of:= 2 * PI() * [.F32] * [.D32]" office:value-type="float" office:value="0.942477796076938" calcext:value-type="float">
            <text:p>0.94248</text:p>
          </table:table-cell>
          <table:table-cell table:formula="of:=[.G32] * 60" office:value-type="float" office:value="56.5486677646163" calcext:value-type="float">
            <text:p>56.54867</text:p>
          </table:table-cell>
          <table:table-cell table:formula="of:=[.H32] * 60 / 1000" office:value-type="float" office:value="3.39292006587698" calcext:value-type="float">
            <text:p>3.3929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3] / 60" office:value-type="float" office:value="15.707963267949" calcext:value-type="float">
            <text:p>15.71</text:p>
          </table:table-cell>
          <table:table-cell table:formula="of:=[.C33]/(2 * PI())" office:value-type="float" office:value="2.5" calcext:value-type="float">
            <text:p>2.50</text:p>
          </table:table-cell>
          <table:table-cell office:value-type="float" office:value="130" calcext:value-type="float">
            <text:p>130</text:p>
          </table:table-cell>
          <table:table-cell table:formula="of:=[.E33] / (2 * 1000)" office:value-type="float" office:value="0.065" calcext:value-type="float">
            <text:p>0.065</text:p>
          </table:table-cell>
          <table:table-cell table:formula="of:= 2 * PI() * [.F33] * [.D33]" office:value-type="float" office:value="1.02101761241668" calcext:value-type="float">
            <text:p>1.02102</text:p>
          </table:table-cell>
          <table:table-cell table:formula="of:=[.G33] * 60" office:value-type="float" office:value="61.261056745001" calcext:value-type="float">
            <text:p>61.26106</text:p>
          </table:table-cell>
          <table:table-cell table:formula="of:=[.H33] * 60 / 1000" office:value-type="float" office:value="3.67566340470006" calcext:value-type="float">
            <text:p>3.6756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4] / 60" office:value-type="float" office:value="15.707963267949" calcext:value-type="float">
            <text:p>15.71</text:p>
          </table:table-cell>
          <table:table-cell table:formula="of:=[.C34]/(2 * PI())" office:value-type="float" office:value="2.5" calcext:value-type="float">
            <text:p>2.50</text:p>
          </table:table-cell>
          <table:table-cell office:value-type="float" office:value="140" calcext:value-type="float">
            <text:p>140</text:p>
          </table:table-cell>
          <table:table-cell table:formula="of:=[.E34] / (2 * 1000)" office:value-type="float" office:value="0.07" calcext:value-type="float">
            <text:p>0.070</text:p>
          </table:table-cell>
          <table:table-cell table:formula="of:= 2 * PI() * [.F34] * [.D34]" office:value-type="float" office:value="1.09955742875643" calcext:value-type="float">
            <text:p>1.09956</text:p>
          </table:table-cell>
          <table:table-cell table:formula="of:=[.G34] * 60" office:value-type="float" office:value="65.9734457253857" calcext:value-type="float">
            <text:p>65.97345</text:p>
          </table:table-cell>
          <table:table-cell table:formula="of:=[.H34] * 60 / 1000" office:value-type="float" office:value="3.95840674352314" calcext:value-type="float">
            <text:p>3.9584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5] / 60" office:value-type="float" office:value="15.707963267949" calcext:value-type="float">
            <text:p>15.71</text:p>
          </table:table-cell>
          <table:table-cell table:formula="of:=[.C35]/(2 * PI())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table:formula="of:=[.E35] / (2 * 1000)" office:value-type="float" office:value="0.075" calcext:value-type="float">
            <text:p>0.075</text:p>
          </table:table-cell>
          <table:table-cell table:formula="of:= 2 * PI() * [.F35] * [.D35]" office:value-type="float" office:value="1.17809724509617" calcext:value-type="float">
            <text:p>1.17810</text:p>
          </table:table-cell>
          <table:table-cell table:formula="of:=[.G35] * 60" office:value-type="float" office:value="70.6858347057704" calcext:value-type="float">
            <text:p>70.68583</text:p>
          </table:table-cell>
          <table:table-cell table:formula="of:=[.H35] * 60 / 1000" office:value-type="float" office:value="4.24115008234622" calcext:value-type="float">
            <text:p>4.2411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6] / 60" office:value-type="float" office:value="15.707963267949" calcext:value-type="float">
            <text:p>15.71</text:p>
          </table:table-cell>
          <table:table-cell table:formula="of:=[.C36]/(2 * PI())" office:value-type="float" office:value="2.5" calcext:value-type="float">
            <text:p>2.50</text:p>
          </table:table-cell>
          <table:table-cell office:value-type="float" office:value="160" calcext:value-type="float">
            <text:p>160</text:p>
          </table:table-cell>
          <table:table-cell table:formula="of:=[.E36] / (2 * 1000)" office:value-type="float" office:value="0.08" calcext:value-type="float">
            <text:p>0.080</text:p>
          </table:table-cell>
          <table:table-cell table:formula="of:= 2 * PI() * [.F36] * [.D36]" office:value-type="float" office:value="1.25663706143592" calcext:value-type="float">
            <text:p>1.25664</text:p>
          </table:table-cell>
          <table:table-cell table:formula="of:=[.G36] * 60" office:value-type="float" office:value="75.398223686155" calcext:value-type="float">
            <text:p>75.39822</text:p>
          </table:table-cell>
          <table:table-cell table:formula="of:=[.H36] * 60 / 1000" office:value-type="float" office:value="4.5238934211693" calcext:value-type="float">
            <text:p>4.5238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7] / 60" office:value-type="float" office:value="15.707963267949" calcext:value-type="float">
            <text:p>15.71</text:p>
          </table:table-cell>
          <table:table-cell table:formula="of:=[.C37]/(2 * PI())" office:value-type="float" office:value="2.5" calcext:value-type="float">
            <text:p>2.50</text:p>
          </table:table-cell>
          <table:table-cell office:value-type="float" office:value="170" calcext:value-type="float">
            <text:p>170</text:p>
          </table:table-cell>
          <table:table-cell table:formula="of:=[.E37] / (2 * 1000)" office:value-type="float" office:value="0.085" calcext:value-type="float">
            <text:p>0.085</text:p>
          </table:table-cell>
          <table:table-cell table:formula="of:= 2 * PI() * [.F37] * [.D37]" office:value-type="float" office:value="1.33517687777566" calcext:value-type="float">
            <text:p>1.33518</text:p>
          </table:table-cell>
          <table:table-cell table:formula="of:=[.G37] * 60" office:value-type="float" office:value="80.1106126665397" calcext:value-type="float">
            <text:p>80.11061</text:p>
          </table:table-cell>
          <table:table-cell table:formula="of:=[.H37] * 60 / 1000" office:value-type="float" office:value="4.80663675999238" calcext:value-type="float">
            <text:p>4.8066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8] / 60" office:value-type="float" office:value="15.707963267949" calcext:value-type="float">
            <text:p>15.71</text:p>
          </table:table-cell>
          <table:table-cell table:formula="of:=[.C38]/(2 * PI())" office:value-type="float" office:value="2.5" calcext:value-type="float">
            <text:p>2.50</text:p>
          </table:table-cell>
          <table:table-cell office:value-type="float" office:value="180" calcext:value-type="float">
            <text:p>180</text:p>
          </table:table-cell>
          <table:table-cell table:formula="of:=[.E38] / (2 * 1000)" office:value-type="float" office:value="0.09" calcext:value-type="float">
            <text:p>0.090</text:p>
          </table:table-cell>
          <table:table-cell table:formula="of:= 2 * PI() * [.F38] * [.D38]" office:value-type="float" office:value="1.41371669411541" calcext:value-type="float">
            <text:p>1.41372</text:p>
          </table:table-cell>
          <table:table-cell table:formula="of:=[.G38] * 60" office:value-type="float" office:value="84.8230016469244" calcext:value-type="float">
            <text:p>84.82300</text:p>
          </table:table-cell>
          <table:table-cell table:formula="of:=[.H38] * 60 / 1000" office:value-type="float" office:value="5.08938009881546" calcext:value-type="float">
            <text:p>5.0893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9] / 60" office:value-type="float" office:value="15.707963267949" calcext:value-type="float">
            <text:p>15.71</text:p>
          </table:table-cell>
          <table:table-cell table:formula="of:=[.C39]/(2 * PI())" office:value-type="float" office:value="2.5" calcext:value-type="float">
            <text:p>2.50</text:p>
          </table:table-cell>
          <table:table-cell office:value-type="float" office:value="190" calcext:value-type="float">
            <text:p>190</text:p>
          </table:table-cell>
          <table:table-cell table:formula="of:=[.E39] / (2 * 1000)" office:value-type="float" office:value="0.095" calcext:value-type="float">
            <text:p>0.095</text:p>
          </table:table-cell>
          <table:table-cell table:formula="of:= 2 * PI() * [.F39] * [.D39]" office:value-type="float" office:value="1.49225651045515" calcext:value-type="float">
            <text:p>1.49226</text:p>
          </table:table-cell>
          <table:table-cell table:formula="of:=[.G39] * 60" office:value-type="float" office:value="89.5353906273091" calcext:value-type="float">
            <text:p>89.53539</text:p>
          </table:table-cell>
          <table:table-cell table:formula="of:=[.H39] * 60 / 1000" office:value-type="float" office:value="5.37212343763855" calcext:value-type="float">
            <text:p>5.3721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40] / 60" office:value-type="float" office:value="15.707963267949" calcext:value-type="float">
            <text:p>15.71</text:p>
          </table:table-cell>
          <table:table-cell table:formula="of:=[.C40]/(2 * PI())"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table:formula="of:=[.E40] / (2 * 1000)" office:value-type="float" office:value="0.1" calcext:value-type="float">
            <text:p>0.100</text:p>
          </table:table-cell>
          <table:table-cell table:formula="of:= 2 * PI() * [.F40] * [.D40]" office:value-type="float" office:value="1.5707963267949" calcext:value-type="float">
            <text:p>1.57080</text:p>
          </table:table-cell>
          <table:table-cell table:formula="of:=[.G40] * 60" office:value-type="float" office:value="94.2477796076938" calcext:value-type="float">
            <text:p>94.24778</text:p>
          </table:table-cell>
          <table:table-cell table:formula="of:=[.H40] * 60 / 1000" office:value-type="float" office:value="5.65486677646163" calcext:value-type="float">
            <text:p>5.654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number-style style:name="N127">
      <number:number number:decimal-places="5" number:min-decimal-places="5" number:min-integer-digits="1" number:grouping="true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6:50:20.363241682</meta:creation-date>
    <dc:date>2025-05-30T18:14:32.840753604</dc:date>
    <meta:editing-duration>PT1H17M55S</meta:editing-duration>
    <meta:editing-cycles>6</meta:editing-cycles>
    <meta:generator>LibreOffice/7.4.7.2$Linux_X86_64 LibreOffice_project/40$Build-2</meta:generator>
    <meta:document-statistic meta:table-count="1" meta:cell-count="307" meta:object-count="0"/>
  </office:meta>
</office:document-meta>
</file>